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6cm"/>
    </style:style>
    <style:style style:name="co2" style:family="table-column">
      <style:table-column-properties fo:break-before="auto" style:column-width="2.1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  <style:text-properties fo:color="#333333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3">
      <style:table-cell-properties fo:border="0.002cm solid #000000"/>
      <style:text-properties fo:color="#333333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ole-draw-aspect="1"/>
    </style:style>
    <style:style style:name="T1" style:family="text">
      <style:text-properties fo:color="#0000ff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default-cell-style-name="ce2"/>
        <table:table-column table:style-name="co2" table:number-columns-repeated="1021" table:default-cell-style-name="Default"/>
        <table:table-row table:style-name="ro1">
          <table:table-cell table:style-name="ce1" office:value-type="string">
            <text:p>Balears Nº de empresas en Régimen general año 2009</text:p>
          </table:table-cell>
          <table:table-cell table:style-name="ce1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Municipio</text:p>
          </table:table-cell>
          <table:table-cell table:style-name="ce4" office:value-type="string">
            <text:p>Nº de empresas Frecuencia absoluta</text:p>
          </table:table-cell>
          <table:table-cell table:style-name="ce4" office:value-type="string">
            <text:p>Superfície Km2</text:p>
          </table:table-cell>
          <table:table-cell table:style-name="ce8"/>
          <table:table-cell office:value-type="string">
            <text:p>FERNANDO RODRIGUEZ MUÑOZ.DNI.34064570Y</text:p>
          </table:table-cell>
          <table:table-cell table:number-columns-repeated="1019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0428">Alaior</text:a></text:span></text:p>
          </table:table-cell>
          <table:table-cell table:style-name="ce2"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473">Alaró</text:a></text:span></text:p>
          </table:table-cell>
          <table:table-cell table:style-name="ce2" office:value-type="float" office:value="96">
            <text:p>96</text:p>
          </table:table-cell>
          <table:table-cell office:value-type="float" office:value="45.79">
            <text:p>45,7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486">Alcúdia</text:a></text:span></text:p>
          </table:table-cell>
          <table:table-cell table:style-name="ce2" office:value-type="float" office:value="645">
            <text:p>645</text:p>
          </table:table-cell>
          <table:table-cell office:value-type="float" office:value="60.02">
            <text:p>60,0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37">Algaida</text:a></text:span></text:p>
          </table:table-cell>
          <table:table-cell table:style-name="ce2" office:value-type="float" office:value="116">
            <text:p>116</text:p>
          </table:table-cell>
          <table:table-cell office:value-type="float" office:value="89.78">
            <text:p>89,78</text:p>
          </table:table-cell>
          <table:table-cell>
            <draw:frame table:end-cell-address="Hoja1.N25" table:end-x="1.188cm" table:end-y="0.314cm" draw:z-index="0" draw:style-name="gr1" svg:width="21.581cm" svg:height="9cm" svg:x="1.186cm" svg:y="0.243cm">
              <draw:object draw:notify-on-update-of-ranges="Hoja1.A3:Hoja1.A69 Hoja1.B3:Hoja1.B69 Hoja1.B2:Hoja1.B2 Hoja1.C3:Hoja1.C6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41">Andratx</text:a></text:span></text:p>
          </table:table-cell>
          <table:table-cell table:style-name="ce2" office:value-type="float" office:value="449">
            <text:p>449</text:p>
          </table:table-cell>
          <table:table-cell office:value-type="float" office:value="81.46">
            <text:p>81,4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43">Ariany</text:a></text:span>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46">Artà</text:a></text:span>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 table:number-columns-repeated="1021"/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8.06">
            <text:p>18,0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8">Binissalem</text:a></text:span></text:p>
          </table:table-cell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6">Búger</text:a></text:span>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3">Bunyola</text:a></text:span>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1">Calvià</text:a></text:span></text:p>
          </table:table-cell>
          <table:table-cell table:style-name="ce6" office:value-type="float" office:value="2080">
            <text:p>2.080</text:p>
          </table:table-cell>
          <table:table-cell office:value-type="float" office:value="145.02">
            <text:p>145,0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07">Campanet</text:a></text:span>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05">Campos</text:a></text:span></text:p>
          </table:table-cell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70">Capdepera</text:a></text:span>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2012">Es Castell</text:a></text:span>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0">Ciutadella de Menorca</text:a></text:span></text:p>
          </table:table-cell>
          <table:table-cell table:style-name="ce6" office:value-type="float" office:value="1065">
            <text:p>1.065</text:p>
          </table:table-cell>
          <table:table-cell office:value-type="float" office:value="186.34">
            <text:p>186,3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66">Consell</text:a></text:span>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64">Costitx</text:a></text:span>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60">Deià</text:a></text:span>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05">Eivissa</text:a></text:span></text:p>
          </table:table-cell>
          <table:table-cell table:style-name="ce6" office:value-type="float" office:value="2374">
            <text:p>2.374</text:p>
          </table:table-cell>
          <table:table-cell office:value-type="float" office:value="11.49">
            <text:p>11,4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56">Escorca</text:a></text:span>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54">Esporles</text:a></text:span>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52">Estellencs</text:a></text:span>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46">Felanitx</text:a></text:span>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2">Ferreries</text:a></text:span>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87">Formentera</text:a></text:span>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43">Fornalutx</text:a></text:span>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7">Inca</text:a></text:span></text:p>
          </table:table-cell>
          <table:table-cell table:style-name="ce2" office:value-type="float" office:value="863">
            <text:p>863</text:p>
          </table:table-cell>
          <table:table-cell office:value-type="float" office:value="58.34">
            <text:p>58,3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4">Lloret de Vistalegre</text:a></text:span>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2">Lloseta</text:a></text:span></text:p>
          </table:table-cell>
          <table:table-cell table:style-name="ce2" office:value-type="float" office:value="116">
            <text:p>116</text:p>
          </table:table-cell>
          <table:table-cell office:value-type="float" office:value="12.1">
            <text:p>12,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0">Llubí</text:a></text:span>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8">Llucmajor</text:a></text:span></text:p>
          </table:table-cell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6">Manacor</text:a></text:span></text:p>
          </table:table-cell>
          <table:table-cell table:style-name="ce6" office:value-type="float" office:value="1364">
            <text:p>1.364</text:p>
          </table:table-cell>
          <table:table-cell office:value-type="float" office:value="260.31">
            <text:p>260,3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2">Mancor de la Vall</text:a></text:span>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4">Maó</text:a></text:span></text:p>
          </table:table-cell>
          <table:table-cell table:style-name="ce6" office:value-type="float" office:value="1315">
            <text:p>1.315</text:p>
          </table:table-cell>
          <table:table-cell office:value-type="float" office:value="117.2">
            <text:p>117,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0">Maria de la Salut</text:a></text:span>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18">Marratxí</text:a></text:span>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6">Es Mercadal</text:a></text:span>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2">Es Migjorn Gran</text:a></text:span>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16">Montuïri</text:a></text:span>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07">Muro</text:a></text:span>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05">Palma de Mallorca</text:a></text:span></text:p>
          </table:table-cell>
          <table:table-cell table:style-name="ce6" office:value-type="float" office:value="14541">
            <text:p>14.541</text:p>
          </table:table-cell>
          <table:table-cell office:value-type="float" office:value="208.63">
            <text:p>208,63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01">Petra</text:a></text:span>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57">Sa Pobla</text:a></text:span>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796">Pollença</text:a></text:span>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791">Porreres</text:a></text:span>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787">Puigpunyent</text:a></text:span>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61">Ses Salines</text:a></text:span>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13">Sant Antoni de Portmany</text:a></text:span>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73">Sant Joan</text:a></text:span>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30">Sant Joan de Labritja</text:a></text:span>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32">Sant Josep de Sa Talaia</text:a></text:span>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59">Sant Llorenç des Cardassar</text:a></text:span>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4">Sant Lluís</text:a></text:span>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97">Santa Eugènia</text:a></text:span>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34">Santa Eulària del Riu</text:a></text:span></text:p>
          </table:table-cell>
          <table:table-cell table:style-name="ce6" office:value-type="float" office:value="1187">
            <text:p>1.187</text:p>
          </table:table-cell>
          <table:table-cell office:value-type="float" office:value="153.58">
            <text:p>153,58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9">Santa Margalida</text:a></text:span>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91">Santa Maria del Camí</text:a></text:span>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6">Santanyí</text:a></text:span>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3">Selva</text:a></text:span></text:p>
          </table:table-cell>
          <table:table-cell office:value-type="float" office:value="84">
            <text:p>84</text:p>
          </table:table-cell>
          <table:table-cell table:style-name="ce7" office:value-type="string">
            <text:p>48.75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1">Sencelles</text:a></text:span>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78">Sineu</text:a></text:span>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72">Sóller</text:a></text:span>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70">Son Servera</text:a></text:span>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8">Valldemossa</text:a></text:span>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6">Vilafranca de Bonany</text:a></text:span>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 table:number-columns-repeated="1021"/>
        </table:table-row>
      </table:table>
      <table:table table:name="Hoja2" table:style-name="ta2" table:print="false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í</number:text>
    </number:number-style>
    <number:number-style style:name="N136P1" style:volatile="true">
      <number:text>Sí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Verdadero</number:text>
    </number:number-style>
    <number:number-style style:name="N138P1" style:volatile="true">
      <number:text>Verdad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Activado</number:text>
    </number:number-style>
    <number:number-style style:name="N140P1" style:volatile="true">
      <number:text>Activado</number:text>
    </number:number-style>
    <number:number-style style:name="N140">
      <number:text>Desactivado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21/03/2011</text:date>, <text:time>19:44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olicia1</meta:initial-creator>
    <meta:creation-date>2011-03-15T00:01:01</meta:creation-date>
    <dc:creator>FERNANDO RODRIGUEZ MUÑOZ</dc:creator>
    <dc:date>2011-03-21T19:44:35.89</dc:date>
    <meta:generator>OpenOffice.org/3.3$Win32 OpenOffice.org_project/330m20$Build-9567</meta:generator>
    <meta:editing-duration>PT41M16S</meta:editing-duration>
    <meta:editing-cycles>5</meta:editing-cycles>
    <meta:document-statistic meta:table-count="3" meta:cell-count="2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5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82cm" svg:height="9.001cm" xlink:href=".." xlink:type="simple" chart:class="chart:scatter" chart:style-name="ch1">
        <chart:title svg:x="9.465cm" svg:y="0.316cm" chart:style-name="ch2">
          <text:p>AÑO 2009</text:p>
        </chart:title>
        <chart:plot-area chart:style-name="ch3" table:cell-range-address="Hoja1.A3:Hoja1.C69 Hoja1.B2:Hoja1.B2" chart:data-source-has-labels="both" svg:x="1.835cm" svg:y="1.809cm" svg:width="18.885cm" svg:height="5.638cm">
          <chartooo:coordinate-region svg:x="2.642cm" svg:y="2.022cm" svg:width="17.613cm" svg:height="4.752cm"/>
          <chart:axis chart:dimension="x" chart:name="primary-x" chart:style-name="ch4">
            <chart:title svg:x="8.946cm" svg:y="7.628cm" chart:style-name="ch5">
              <text:p>Nº DE EMPRESAS</text:p>
            </chart:title>
            <chart:categories table:cell-range-address="Hoja1.A3:Hoja1.A69"/>
          </chart:axis>
          <chart:axis chart:dimension="y" chart:name="primary-y" chart:style-name="ch4">
            <chart:title svg:x="0.451cm" svg:y="7.343cm" chart:style-name="ch6">
              <text:p>SUPERFÍCIE EN KM2</text:p>
            </chart:title>
            <chart:grid chart:style-name="ch7" chart:class="major"/>
          </chart:axis>
          <chart:series chart:style-name="ch8" chart:values-cell-range-address="Hoja1.C3:Hoja1.C69" chart:label-cell-address="Hoja1.B2:Hoja1.B2" chart:class="chart:scatter">
            <chart:domain table:cell-range-address="Hoja1.B3:Hoja1.B69"/>
            <chart:regression-curve chart:style-name="ch9"/>
            <chart:data-point chart:repeated="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Nº de empresas Frecuencia absoluta</text:p>
                <draw:g>
                  <svg:desc>Hoja1.B2:Hoja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aior</text:p>
                <draw:g>
                  <svg:desc>Hoja1.A3:Hoja1.A69</svg:desc>
                </draw:g>
              </table:table-cell>
              <table:table-cell office:value-type="float" office:value="321">
                <text:p>321</text:p>
                <draw:g>
                  <svg:desc>Hoja1.B3:Hoja1.B69</svg:desc>
                </draw:g>
              </table:table-cell>
              <table:table-cell office:value-type="float" office:value="109.86">
                <text:p>109.86</text:p>
                <draw:g>
                  <svg:desc>Hoja1.C3:Hoja1.C69</svg:desc>
                </draw:g>
              </table:table-cell>
            </table:table-row>
            <table:table-row>
              <table:table-cell office:value-type="string">
                <text:p>Alaró</text:p>
              </table:table-cell>
              <table:table-cell office:value-type="float" office:value="96">
                <text:p>96</text:p>
              </table:table-cell>
              <table:table-cell office:value-type="float" office:value="45.79">
                <text:p>45.79</text:p>
              </table:table-cell>
            </table:table-row>
            <table:table-row>
              <table:table-cell office:value-type="string">
                <text:p>Alcúdia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Algaida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Andratx</text:p>
              </table:table-cell>
              <table:table-cell office:value-type="float" office:value="449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Ariany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Artà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Banyalbufar</text:p>
              </table:table-cell>
              <table:table-cell office:value-type="float" office:value="21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Binissalem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Búger</text:p>
              </table:table-cell>
              <table:table-cell office:value-type="float" office:value="25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Bunyola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Calvià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Campanet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Campos</text:p>
              </table:table-cell>
              <table:table-cell office:value-type="float" office:value="339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Capdepera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Es Castell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Ciutadella de Menorca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Consell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Costitx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Deià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Eivissa</text:p>
              </table:table-cell>
              <table:table-cell office:value-type="float" office:value="2374">
                <text:p>2374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Escorca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Esporles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Estellencs</text:p>
              </table:table-cell>
              <table:table-cell office:value-type="float" office:value="12">
                <text:p>12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Felanitx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Ferreries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Formentera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Fornalutx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Inca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Lloret de Vistalegre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Lloseta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Llubí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Llucmajor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Manacor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Mancor de la Vall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Maó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Maria de la Salut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Marratxí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Es Mercadal</text:p>
              </table:table-cell>
              <table:table-cell office:value-type="float" office:value="195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Es Migjorn Gran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Montuïri</text:p>
              </table:table-cell>
              <table:table-cell office:value-type="float" office:value="73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Muro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Palma de Mallorca</text:p>
              </table:table-cell>
              <table:table-cell office:value-type="float" office:value="14541">
                <text:p>14541</text:p>
              </table:table-cell>
              <table:table-cell office:value-type="float" office:value="208.63">
                <text:p>208.63</text:p>
              </table:table-cell>
            </table:table-row>
            <table:table-row>
              <table:table-cell office:value-type="string">
                <text:p>Petra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Sa Pobla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Pollença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Porreres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Puigpunyent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Ses Salines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Sant Antoni de Portmany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Sant Joan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Sant Joan de Labritja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Sant Josep de Sa Talaia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Sant Llorenç des Cardassar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Sant Lluís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Santa Eugènia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Santa Eulària del Riu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Santa Margalida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Santa Maria del Camí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Santanyí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Selva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celles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Sineu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Sóller</text:p>
              </table:table-cell>
              <table:table-cell office:value-type="float" office:value="447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Son Servera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Valldemossa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Vilafranca de Bonany</text:p>
              </table:table-cell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